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entium" svg:font-family="Gentium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Edmondsans Medium1" svg:font-family="'Edmondsans Medium'" style:font-adornments="Medium" style:font-family-generic="swiss" style:font-pitch="variable"/>
    <style:font-face style:name="Edmondsans Medium" svg:font-family="'Edmond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Gentium" fo:font-size="12pt" fo:letter-spacing="-0.0035in" fo:font-style="normal" style:text-underline-style="none" officeooo:rsid="00150376" officeooo:paragraph-rsid="00150376" style:font-size-asian="12pt" style:font-style-asian="normal" style:font-style-complex="normal"/>
    </style:style>
    <style:style style:name="P2" style:family="paragraph" style:parent-style-name="Standard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Cambria" fo:font-size="12pt" fo:letter-spacing="-0.0035in" fo:font-style="normal" style:text-underline-style="none" officeooo:rsid="0015db60" officeooo:paragraph-rsid="00206cb4" style:font-size-asian="12pt" style:font-style-asian="normal" style:font-style-complex="normal"/>
    </style:style>
    <style:style style:name="P3" style:family="paragraph" style:parent-style-name="Standard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Cambria" fo:font-size="12pt" fo:letter-spacing="-0.0035in" fo:font-style="normal" style:text-underline-style="none" officeooo:rsid="0015db60" officeooo:paragraph-rsid="001120ac" style:font-size-asian="12pt" style:font-style-asian="normal" style:font-style-complex="normal"/>
    </style:style>
    <style:style style:name="P4" style:family="paragraph" style:parent-style-name="Standard" style:master-page-name="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 style:writing-mode="page"/>
      <style:text-properties style:font-name="Gentium" fo:font-size="12pt" fo:letter-spacing="-0.0035in" fo:font-style="normal" style:text-underline-style="none" officeooo:rsid="001f70e0" officeooo:paragraph-rsid="00206cb4" style:font-size-asian="12pt" style:font-style-asian="normal" style:font-style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 style:writing-mode="page"/>
      <style:text-properties style:font-name="Gentium" officeooo:paragraph-rsid="000f75bd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 style:writing-mode="page"/>
      <style:text-properties style:font-name="Edmondsans Medium1" fo:font-size="13pt" fo:letter-spacing="-0.0083in" fo:font-weight="bold" officeooo:paragraph-rsid="000f75bd" style:font-size-asian="13pt" style:font-weight-asian="bold" style:font-size-complex="13pt" style:font-weight-complex="bold"/>
    </style:style>
    <style:style style:name="P7" style:family="paragraph" style:parent-style-name="Text_20_body">
      <style:text-properties style:font-name="Gentium"/>
    </style:style>
    <style:style style:name="P8" style:family="paragraph" style:parent-style-name="Text_20_body">
      <style:text-properties style:font-name="Gentium" officeooo:paragraph-rsid="004247af"/>
    </style:style>
    <style:style style:name="P9" style:family="paragraph" style:parent-style-name="Text_20_body">
      <style:text-properties officeooo:paragraph-rsid="0035e2c3"/>
    </style:style>
    <style:style style:name="P10" style:family="paragraph" style:parent-style-name="Text_20_body">
      <style:paragraph-properties fo:text-align="center" style:justify-single-word="false"/>
      <style:text-properties officeooo:rsid="0035e2c3" officeooo:paragraph-rsid="0038d54a"/>
    </style:style>
    <style:style style:name="P11" style:family="paragraph" style:parent-style-name="Text_20_body">
      <style:text-properties officeooo:paragraph-rsid="003695c5"/>
    </style:style>
    <style:style style:name="P12" style:family="paragraph" style:parent-style-name="Text_20_body">
      <style:paragraph-properties fo:text-align="center" style:justify-single-word="false"/>
      <style:text-properties fo:letter-spacing="-0.0016in" officeooo:rsid="0035e2c3" officeooo:paragraph-rsid="0038d54a"/>
    </style:style>
    <style:style style:name="P13" style:family="paragraph" style:parent-style-name="Text_20_body">
      <style:text-properties officeooo:rsid="003f4fa1" officeooo:paragraph-rsid="003f4fa1"/>
    </style:style>
    <style:style style:name="P14" style:family="paragraph" style:parent-style-name="Text_20_body" style:master-page-name="">
      <loext:graphic-properties draw:fill="none" draw:fill-color="#729fcf"/>
      <style:paragraph-properties fo:margin-left="0.25in" fo:margin-right="0in" fo:margin-top="0.0398in" fo:margin-bottom="0.0575in" loext:contextual-spacing="false" fo:line-height="100%" fo:text-align="start" style:justify-single-word="false" fo:text-indent="0in" style:auto-text-indent="false" style:page-number="auto" fo:background-color="transparent" style:writing-mode="page"/>
      <style:text-properties officeooo:paragraph-rsid="0038d54a"/>
    </style:style>
    <style:style style:name="P15" style:family="paragraph" style:parent-style-name="Aaaaaaaa">
      <style:text-properties fo:font-size="12pt" fo:font-style="italic" style:font-size-asian="12pt" style:font-style-asian="italic" style:font-size-complex="12pt" style:font-style-complex="italic"/>
    </style:style>
    <style:style style:name="P16" style:family="paragraph" style:parent-style-name="Text_20_body">
      <style:text-properties officeooo:paragraph-rsid="0046e1ab"/>
    </style:style>
    <style:style style:name="P17" style:family="paragraph" style:parent-style-name="Heading_20_3">
      <style:text-properties style:font-name="Edmondsans Medium1"/>
    </style:style>
    <style:style style:name="P18" style:family="paragraph" style:parent-style-name="Heading_20_3">
      <style:text-properties officeooo:paragraph-rsid="0038d54a"/>
    </style:style>
    <style:style style:name="P19" style:family="paragraph" style:parent-style-name="Heading_20_3">
      <style:text-properties officeooo:rsid="003d8f28" officeooo:paragraph-rsid="003d8f28"/>
    </style:style>
    <style:style style:name="P20" style:family="paragraph" style:parent-style-name="Heading_20_3">
      <style:paragraph-properties fo:margin-top="0.0972in" fo:margin-bottom="0.0835in" loext:contextual-spacing="false"/>
      <style:text-properties style:font-name="Edmondsans Medium1" officeooo:paragraph-rsid="0038d54a"/>
    </style:style>
    <style:style style:name="P21" style:family="paragraph" style:parent-style-name="Bulleted" style:list-style-name="L1"/>
    <style:style style:name="P22" style:family="paragraph" style:parent-style-name="Bulleted" style:list-style-name="L1">
      <style:text-properties officeooo:paragraph-rsid="004247af"/>
    </style:style>
    <style:style style:name="P23" style:family="paragraph" style:parent-style-name="Bulleted" style:list-style-name="L3"/>
    <style:style style:name="P24" style:family="paragraph" style:parent-style-name="Bulleted" style:list-style-name="L3">
      <style:text-properties officeooo:paragraph-rsid="004247af"/>
    </style:style>
    <style:style style:name="P25" style:family="paragraph" style:parent-style-name="Bulleted" style:list-style-name="L3">
      <style:text-properties fo:font-size="12pt" fo:letter-spacing="-0.0071in" style:text-underline-style="none" officeooo:rsid="000f857f" officeooo:paragraph-rsid="004247af" style:font-size-asian="12pt"/>
    </style:style>
    <style:style style:name="P26" style:family="paragraph" style:parent-style-name="Bulleted" style:list-style-name="L3">
      <style:text-properties fo:font-size="12pt" fo:letter-spacing="-0.0035in" officeooo:rsid="004247af" officeooo:paragraph-rsid="004247af" style:font-size-asian="12pt"/>
    </style:style>
    <style:style style:name="P27" style:family="paragraph" style:parent-style-name="Bulleted" style:list-style-name="L2" style:master-page-name="">
      <loext:graphic-properties draw:fill="none" draw:fill-color="#729fcf"/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page-number="auto" fo:background-color="transparent" style:writing-mode="page"/>
      <style:text-properties officeooo:paragraph-rsid="0038d54a"/>
    </style:style>
    <style:style style:name="P28" style:family="paragraph" style:parent-style-name="Bulleted" style:list-style-name="L2">
      <loext:graphic-properties draw:fill="none" draw:fill-color="#729fcf"/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fo:background-color="transparent" style:writing-mode="page"/>
      <style:text-properties officeooo:paragraph-rsid="0038d54a"/>
    </style:style>
    <style:style style:name="P29" style:family="paragraph" style:parent-style-name="Bulleted" style:list-style-name="L2">
      <loext:graphic-properties draw:fill="none" draw:fill-color="#729fcf"/>
      <style:paragraph-properties fo:margin-top="0in" fo:margin-bottom="0in" loext:contextual-spacing="false" fo:line-height="100%" fo:text-align="start" style:justify-single-word="false" fo:background-color="transparent" style:writing-mode="page"/>
      <style:text-properties officeooo:paragraph-rsid="003ba9b8"/>
    </style:style>
    <style:style style:name="P30" style:family="paragraph" style:parent-style-name="Bulleted" style:list-style-name="L2">
      <loext:graphic-properties draw:fill="none" draw:fill-color="#729fcf"/>
      <style:paragraph-properties fo:margin-top="0in" fo:margin-bottom="0in" loext:contextual-spacing="false" fo:line-height="100%" fo:text-align="start" style:justify-single-word="false" fo:background-color="transparent" style:writing-mode="page"/>
      <style:text-properties officeooo:paragraph-rsid="004247af"/>
    </style:style>
    <style:style style:name="T1" style:family="text">
      <style:text-properties fo:font-size="12pt" fo:letter-spacing="-0.0043in" style:font-size-asian="12pt"/>
    </style:style>
    <style:style style:name="T2" style:family="text">
      <style:text-properties fo:font-size="12pt" fo:letter-spacing="-0.0043in" officeooo:rsid="002ab88f" style:font-size-asian="12pt"/>
    </style:style>
    <style:style style:name="T3" style:family="text">
      <style:text-properties fo:font-size="12pt" fo:letter-spacing="-0.0043in" officeooo:rsid="003483b7" style:font-size-asian="12pt"/>
    </style:style>
    <style:style style:name="T4" style:family="text">
      <style:text-properties fo:font-size="12pt" fo:letter-spacing="-0.0043in" style:font-size-asian="12pt" style:font-size-complex="12pt"/>
    </style:style>
    <style:style style:name="T5" style:family="text">
      <style:text-properties fo:font-size="12pt" fo:letter-spacing="-0.0043in" officeooo:rsid="00144b16" style:font-size-asian="12pt" style:font-size-complex="12pt"/>
    </style:style>
    <style:style style:name="T6" style:family="text">
      <style:text-properties fo:font-size="12pt" fo:letter-spacing="-0.0043in" officeooo:rsid="003695c5" style:font-size-asian="12pt"/>
    </style:style>
    <style:style style:name="T7" style:family="text">
      <style:text-properties fo:font-size="12pt" fo:letter-spacing="-0.0043in" officeooo:rsid="00425109" style:font-size-asian="12pt"/>
    </style:style>
    <style:style style:name="T8" style:family="text">
      <style:text-properties fo:font-size="12pt" fo:letter-spacing="-0.0043in" style:text-underline-style="solid" style:text-underline-width="auto" style:text-underline-color="font-color" style:font-size-asian="12pt"/>
    </style:style>
    <style:style style:name="T9" style:family="text">
      <style:text-properties fo:font-size="12pt" fo:letter-spacing="-0.0043in" style:text-underline-style="solid" style:text-underline-width="auto" style:text-underline-color="font-color" officeooo:rsid="00144b16" style:font-size-asian="12pt"/>
    </style:style>
    <style:style style:name="T10" style:family="text">
      <style:text-properties fo:font-size="12pt" fo:letter-spacing="-0.0071in" style:font-size-asian="12pt"/>
    </style:style>
    <style:style style:name="T11" style:family="text">
      <style:text-properties fo:font-size="12pt" fo:letter-spacing="-0.0071in" officeooo:rsid="000f75bd" style:font-size-asian="12pt"/>
    </style:style>
    <style:style style:name="T12" style:family="text">
      <style:text-properties fo:font-size="12pt" fo:letter-spacing="-0.0071in" officeooo:rsid="00351e2c" style:font-size-asian="12pt"/>
    </style:style>
    <style:style style:name="T13" style:family="text">
      <style:text-properties fo:font-size="12pt" fo:letter-spacing="-0.0071in" style:text-underline-style="none" style:font-size-asian="12pt"/>
    </style:style>
    <style:style style:name="T14" style:family="text">
      <style:text-properties fo:font-size="12pt" fo:letter-spacing="-0.0071in" style:text-underline-style="none" officeooo:rsid="000f857f" style:font-size-asian="12pt"/>
    </style:style>
    <style:style style:name="T15" style:family="text">
      <style:text-properties fo:font-size="12pt" fo:letter-spacing="-0.0071in" style:text-underline-style="none" officeooo:rsid="003483b7" style:font-size-asian="12pt"/>
    </style:style>
    <style:style style:name="T16" style:family="text">
      <style:text-properties fo:font-size="12pt" fo:letter-spacing="-0.0071in" style:text-underline-style="none" officeooo:rsid="004247af" style:font-size-asian="12pt"/>
    </style:style>
    <style:style style:name="T17" style:family="text">
      <style:text-properties fo:font-size="12pt" fo:letter-spacing="-0.0035in" style:font-size-asian="12pt"/>
    </style:style>
    <style:style style:name="T18" style:family="text">
      <style:text-properties fo:font-size="12pt" fo:letter-spacing="-0.0035in" officeooo:rsid="002c7ce9" style:font-size-asian="12pt"/>
    </style:style>
    <style:style style:name="T19" style:family="text">
      <style:text-properties fo:font-size="12pt" fo:letter-spacing="-0.0035in" officeooo:rsid="001ab0c1" style:font-size-asian="12pt"/>
    </style:style>
    <style:style style:name="T20" style:family="text">
      <style:text-properties fo:font-size="12pt" fo:letter-spacing="-0.0035in" officeooo:rsid="00280f3d" style:font-size-asian="12pt"/>
    </style:style>
    <style:style style:name="T21" style:family="text">
      <style:text-properties fo:font-size="12pt" fo:letter-spacing="-0.0035in" officeooo:rsid="0038d54a" style:font-size-asian="12pt"/>
    </style:style>
    <style:style style:name="T22" style:family="text">
      <style:text-properties fo:font-size="12pt" fo:letter-spacing="-0.002in" style:font-size-asian="12pt"/>
    </style:style>
    <style:style style:name="T23" style:family="text">
      <style:text-properties fo:font-size="12pt" fo:letter-spacing="-0.002in" officeooo:rsid="0024522f" style:font-size-asian="12pt"/>
    </style:style>
    <style:style style:name="T24" style:family="text">
      <style:text-properties fo:font-size="12pt" fo:letter-spacing="-0.0008in" style:font-size-asian="12pt"/>
    </style:style>
    <style:style style:name="T25" style:family="text">
      <style:text-properties fo:font-size="12pt" fo:letter-spacing="-0.0008in" officeooo:rsid="00280f3d" style:font-size-asian="12pt"/>
    </style:style>
    <style:style style:name="T26" style:family="text">
      <style:text-properties fo:font-size="12pt" fo:letter-spacing="-0.0016in" style:font-size-asian="12pt"/>
    </style:style>
    <style:style style:name="T27" style:family="text">
      <style:text-properties fo:font-size="12pt" fo:letter-spacing="-0.0016in" officeooo:rsid="003483b7" style:font-size-asian="12pt"/>
    </style:style>
    <style:style style:name="T28" style:family="text">
      <style:text-properties fo:font-size="12pt" fo:letter-spacing="-0.0028in" style:font-size-asian="12pt"/>
    </style:style>
    <style:style style:name="T29" style:family="text">
      <style:text-properties fo:font-size="12pt" fo:letter-spacing="-0.0028in" officeooo:rsid="002c0015" style:font-size-asian="12pt"/>
    </style:style>
    <style:style style:name="T30" style:family="text">
      <style:text-properties fo:letter-spacing="-0.0016in" officeooo:rsid="0035e2c3"/>
    </style:style>
    <style:style style:name="T31" style:family="text">
      <style:text-properties fo:letter-spacing="-0.0043in" style:text-underline-style="solid" style:text-underline-width="auto" style:text-underline-color="font-color"/>
    </style:style>
    <style:style style:name="T32" style:family="text">
      <style:text-properties fo:letter-spacing="-0.0055in"/>
    </style:style>
    <style:style style:name="T33" style:family="text">
      <style:text-properties fo:letter-spacing="-0.0055in" style:text-underline-style="solid" style:text-underline-width="auto" style:text-underline-color="font-color"/>
    </style:style>
    <style:style style:name="T34" style:family="text">
      <style:text-properties officeooo:rsid="002ab88f"/>
    </style:style>
    <style:style style:name="T35" style:family="text">
      <style:text-properties officeooo:rsid="002e7076"/>
    </style:style>
    <style:style style:name="T36" style:family="text">
      <style:text-properties officeooo:rsid="003483b7"/>
    </style:style>
    <style:style style:name="T37" style:family="text">
      <style:text-properties style:font-name="Gentium"/>
    </style:style>
    <style:style style:name="T38" style:family="text">
      <style:text-properties style:font-name="Gentium" fo:letter-spacing="-0.0055in"/>
    </style:style>
    <style:style style:name="T39" style:family="text">
      <style:text-properties style:font-name="Gentium" officeooo:rsid="0037269b"/>
    </style:style>
    <style:style style:name="T40" style:family="text">
      <style:text-properties style:font-name="Gentium" style:text-underline-style="solid" style:text-underline-width="auto" style:text-underline-color="font-color"/>
    </style:style>
    <style:style style:name="T41" style:family="text">
      <style:text-properties style:font-name="Gentium" officeooo:rsid="004247af"/>
    </style:style>
    <style:style style:name="T42" style:family="text">
      <style:text-properties style:font-name="Gentium" officeooo:rsid="0042c625"/>
    </style:style>
    <style:style style:name="T43" style:family="text">
      <style:text-properties style:font-name="Edmondsans Medium1" fo:font-size="12pt" fo:letter-spacing="-0.0071in" style:text-underline-style="none" style:font-size-asian="12pt" style:font-size-complex="12pt"/>
    </style:style>
    <style:style style:name="T44" style:family="text">
      <style:text-properties officeooo:rsid="00351e2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35e2c3"/>
    </style:style>
    <style:style style:name="T47" style:family="text">
      <style:text-properties officeooo:rsid="003695c5"/>
    </style:style>
    <style:style style:name="T48" style:family="text">
      <style:text-properties officeooo:rsid="0038d54a"/>
    </style:style>
    <style:style style:name="T49" style:family="text">
      <style:text-properties officeooo:rsid="003ba9b8"/>
    </style:style>
    <style:style style:name="T50" style:family="text">
      <style:text-properties officeooo:rsid="003f4fa1"/>
    </style:style>
    <style:style style:name="T51" style:family="text">
      <style:text-properties officeooo:rsid="004095ef"/>
    </style:style>
    <style:style style:name="T52" style:family="text">
      <style:text-properties officeooo:rsid="004247af"/>
    </style:style>
    <style:style style:name="T53" style:family="text">
      <style:text-properties officeooo:rsid="00425109"/>
    </style:style>
    <style:style style:name="T54" style:family="text">
      <style:text-properties officeooo:rsid="0042c625"/>
    </style:style>
    <style:style style:name="T55" style:family="text">
      <style:text-properties officeooo:rsid="0046e1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4">V. </text:span>J. P. Syverson</text:p>
      <text:p text:style-name="P5"><text:span text:style-name="T11">2658 E. Alluvial Ave, Fresno, CA 93727 </text:span><text:span text:style-name="T12">| </text:span><text:span text:style-name="T1">(559) 288-2872 | E-mail:</text:span><text:span text:style-name="T8"> </text:span><text:span text:style-name="T9">vsyverson@gmail</text:span><text:span text:style-name="T8">.</text:span><text:span text:style-name="T9">com</text:span></text:p>
      <text:h text:style-name="P17" text:outline-level="3"><text:span text:style-name="T5">S</text:span><text:span text:style-name="T4">ummary</text:span></text:h>
      <text:p text:style-name="P16">Ph.D. geoscientist with expertise in analyzing interaction<text:span text:style-name="T52">s</text:span> of organisms and environment<text:span text:style-name="T52">s</text:span>. <text:span text:style-name="T46">D</text:span>eveloper <text:span text:style-name="T52">of R </text:span>text-mining applications for scientific literature, <text:span text:style-name="T52">R statistical analysis code,</text:span> <text:span text:style-name="T52">and API-based graphical front-end for </text:span>public <text:span text:style-name="T46">global </text:span>geospatial database of fossil collections. Interested in <text:span text:style-name="T52">large datasets and data-driven decision-making. Currently on the academic track, but considering a move toward industry.</text:span></text:p>
      <text:h text:style-name="P17" text:outline-level="3"><text:span text:style-name="T35">S</text:span>kills</text:h>
      <text:p text:style-name="P9">Strong background in statistics and geoscience; peer-reviewed publication record, <text:span text:style-name="T36">p</text:span>ublic speaking in conferences and classrooms; <text:span text:style-name="T53">proficient R programmer</text:span>; <text:span text:style-name="T36">t</text:span>echnical editing and illustration. <text:span text:style-name="T46">S</text:span>trong quantitative, visual, and communication skills. <text:span text:style-name="T48">C</text:span>omfortable with team projects <text:span text:style-name="T48">and remote work</text:span>.</text:p>
      <text:p text:style-name="P11"><text:span text:style-name="T1">Technical: </text:span><text:span text:style-name="T2">R (many libraries), some Python, HTML5/CSS/JS </text:span><text:span text:style-name="T6">(jQuery, d3) </text:span><text:span text:style-name="T2">with JSON APIs, SQL </text:span><text:span text:style-name="T7">(MySQL, PostgreSQL)</text:span><text:span text:style-name="T2">; version control in Github, image processing and document layout in Adobe CS, Unix</text:span></text:p>
      <text:h text:style-name="P18" text:outline-level="3"><text:span text:style-name="T43">Education</text:span><text:span text:style-name="T10"> </text:span></text:h>
      <text:p text:style-name="P12">University of Michigan – Ann Arbor, Michigan <text:s text:c="89"/>2009-2014</text:p>
      <text:p text:style-name="P14"><text:span text:style-name="T30">Ph.D., Geology. <text:s/></text:span>Relevant coursework: Inverse Modeling, Statistics in R</text:p>
      <text:p text:style-name="P10">California Institute of Technology, Pasadena, California <text:s text:c="67"/>2003-2008</text:p>
      <text:p text:style-name="P14"><text:span text:style-name="T46">B.S., Geology. </text:span>Relevant coursework: Introduction to ArcGIS, Field Mapping, Linear Algebra</text:p>
      <text:h text:style-name="P20" text:outline-level="3">Experienc<text:span text:style-name="T34">e</text:span></text:h>
      <text:p text:style-name="P15">Programming and statistics</text:p>
      <text:p text:style-name="P7">Postdoctoral researcher, University of Wisconsin, Madison, 2016-present</text:p>
      <text:list xml:id="list2571639428811054795" text:style-name="L1">
        <text:list-item>
          <text:p text:style-name="P22"><text:span text:style-name="T37">Developed text-mining software </text:span><text:span text:style-name="T41">in R </text:span><text:span text:style-name="T42">+ PostgreSQL </text:span><text:span text:style-name="T37">to extract mentions of numbered museum specimens from a large corpus of scientific literature. </text:span><text:span text:style-name="T39">I’m currently developing it further into a collections management tool.</text:span><text:span text:style-name="T37"> </text:span><text:span text:style-name="T40">geodeepdive.org</text:span><text:span text:style-name="T37">, </text:span><text:span text:style-name="T40">github.org/UW-Deepdive-Infrastructure</text:span></text:p>
        </text:list-item>
        <text:list-item>
          <text:p text:style-name="P22"><text:span text:style-name="T55">Maintained and improved UI/UX functionality for Paleobiology Database. <text:s/>I have rewritten </text:span>existing <text:span text:style-name="T47">JS </text:span>code <text:span text:style-name="T47">for API-based graphical exploration interface, </text:span>redesigned pages and tables <text:span text:style-name="T54">in the MySQL backend</text:span>, <text:span text:style-name="T47">and </text:span>designed and implemented new analysis tools, resulting in better usability and increased traffic. <text:span text:style-name="T55">I am still active on this project.</text:span> <text:span text:style-name="T45">paleobiodb.org</text:span>, <text:span text:style-name="T45">github.org/paleobiodb</text:span></text:p>
        </text:list-item>
        <text:list-item>
          <text:p text:style-name="P21"><text:span text:style-name="T48">Worked on team designing </text:span>an API for interoperability between Paleobiology Database and other biology and biogeography databases (ePANDDA/ELC). <text:span text:style-name="T45">epandda.org</text:span></text:p>
        </text:list-item>
      </text:list>
      <text:p text:style-name="P8">Doctoral student and independent researcher, University of Michigan, 2008-2016 <text:span text:style-name="T52">(All analysis in this section conducted in R)</text:span></text:p>
      <text:list xml:id="list79900186970212992" text:style-name="L2">
        <text:list-item>
          <text:p text:style-name="P27">Correlated ecological factors with defensive adaptations to reconstruct relationships between predators, prey, and parasites in the Paleozoic, revealing preferences <text:span text:style-name="T49">of</text:span> predators and parasites.</text:p>
        </text:list-item>
        <text:list-item>
          <text:p text:style-name="P28">Analyzed prey animal regrowth to estimate predation through history of Earth's oceans, demonstrating that predation in ancient oceans was lower than in any modern environment except the deep sea.</text:p>
        </text:list-item>
        <text:list-item>
          <text:p text:style-name="P28">Used size data measured from submarine videos to identify age cohorts and estimate recruitment, growth, and injury rates in a population of modern deep-sea crinoids.</text:p>
        </text:list-item>
        <text:list-item>
          <text:p text:style-name="P28"><text:soft-page-break/><text:span text:style-name="T18">Developed </text:span><text:span text:style-name="T21">and used </text:span><text:span text:style-name="T18">a method for characterizing arbitrary branching forms to characterize the changes in crinoid arms over their</text:span><text:span text:style-name="T17"> evolutionary history, showing that </text:span><text:span text:style-name="T21">crinoids responded </text:span><text:span text:style-name="T17">to increasing predation </text:span><text:span text:style-name="T21">by adopting </text:span><text:span text:style-name="T17">less vulnerable branching forms.</text:span></text:p>
        </text:list-item>
        <text:list-item>
          <text:p text:style-name="P29">Used nonparametric statistics and time-series analysis <text:span text:style-name="T49">to </text:span>identify two species of condors and <text:span text:style-name="T44">show </text:span>that climate change did not result in body size changes <text:span text:style-name="T49">in </text:span>bird<text:span text:style-name="T49">s or </text:span>mammal<text:span text:style-name="T49">s</text:span> <text:span text:style-name="T49">at </text:span>La Brea.</text:p>
        </text:list-item>
        <text:list-item>
          <text:p text:style-name="P30"><text:span text:style-name="T16">Assisted with m</text:span><text:span text:style-name="T13">useum collections management and digitization: </text:span><text:span text:style-name="T16">produced 3D and 2D models of specimens, turned paper catalog into digital with Specify, physically maintained museum collections</text:span></text:p>
        </text:list-item>
      </text:list>
      <text:p text:style-name="Aaaaaaaa">Professional publication <text:span text:style-name="T52">and </text:span><text:s/><text:span text:style-name="T52">technical communication</text:span></text:p>
      <text:list xml:id="list6964586798939578613" text:style-name="L3">
        <text:list-item>
          <text:p text:style-name="P25">9 papers published/accepted in peer reviewed journals (Paleobiology, Bulletin of Marine Science, Eos, Quaternary Science Reviews, PLoS One, PalArch JVP); 10 conference abstracts as first author, 12 as collaborator; 2 invited seminar talks; doctoral thesis. Full academic CV available upon request.</text:p>
        </text:list-item>
        <text:list-item>
          <text:p text:style-name="P26">Geology and biology professor, Clovis Community College (June 2018 - )</text:p>
        </text:list-item>
        <text:list-item>
          <text:p text:style-name="P24"><text:span text:style-name="T17">Technical editor, Paleo Solutions/Rocky Mountain Paleo Solutions (October 2015 – </text:span><text:span text:style-name="T19">June 2017</text:span><text:span text:style-name="T17">). </text:span><text:span text:style-name="T20">E</text:span><text:span text:style-name="T24">dit</text:span><text:span text:style-name="T25">ed</text:span><text:span text:style-name="T24"> technical reports (planning, permitting, surveys, compliance, and mitigation) on </text:span><text:span text:style-name="T26">paleontological, archeological, and environmental resources. </text:span></text:p>
        </text:list-item>
        <text:list-item>
          <text:p text:style-name="P23"><text:span text:style-name="T28">Consulting editor, American Journal Experts (February 2015-</text:span><text:span text:style-name="T29">June 2017</text:span><text:span text:style-name="T28">). In-field English-</text:span><text:span text:style-name="T22">language and technical editing services on scientific publications.</text:span></text:p>
        </text:list-item>
        <text:list-item>
          <text:p text:style-name="P24"><text:span text:style-name="T14">Graduate </text:span><text:span text:style-name="T15">teaching assistant</text:span><text:span text:style-name="T14">, University of Michigan, Ann Arbor (2010-201</text:span><text:span text:style-name="T15">6</text:span><text:span text:style-name="T14">)</text:span></text:p>
        </text:list-item>
        <text:list-item>
          <text:p text:style-name="P24"><text:span text:style-name="T22">Technical writer, </text:span><text:span text:style-name="T23">e</text:span><text:span text:style-name="T22">Solar (June 2008-July 2009). Consulted with engineers to write </text:span><text:span text:style-name="T26">documentation and make diagrams for solar-thermal </text:span><text:span text:style-name="T27">field</text:span><text:span text:style-name="T1"> </text:span><text:span text:style-name="T3">manuals.</text:span></text:p>
        </text:list-item>
      </text:list>
      <text:h text:style-name="P19" text:outline-level="3">Personal <text:span text:style-name="T50">interests</text:span></text:h>
      <text:p text:style-name="P13"><text:span text:style-name="T54">G</text:span>arden<text:span text:style-name="T51">er and garden designer, currently running a garden and landscaping for 28+ households</text:span>. <text:span text:style-name="T51">Choir singer, usually alto leader</text:span>. <text:s/><text:span text:style-name="T51">Enjoys hiking, canoeing, exploring different ecosystems</text:span>. <text:span text:style-name="T51">Pretty good c</text:span>ook.</text:p>
      <text:h text:style-name="Heading_20_3" text:outline-level="3">Profiles</text:h>
      <text:p text:style-name="P4"><text:span text:style-name="T32">Github: </text:span><text:span text:style-name="T33">https://github.com/vjpsyverson</text:span></text:p>
      <text:p text:style-name="P2"><text:span text:style-name="T38">ResearchGate: </text:span><text:a xlink:type="simple" xlink:href="https://www.researchgate.net/profile/V_Syverson/" text:style-name="Internet_20_link" text:visited-style-name="Visited_20_Internet_20_Link"><text:span text:style-name="T38">https://www.researchgate.net/profile/V_Syverson/</text:span></text:a></text:p>
      <text:p text:style-name="P3"><text:span text:style-name="T38">Google Scholar: </text:span><text:a xlink:type="simple" xlink:href="https://scholar.google.com/citations?user=xZZM1EMAAAAJ&amp;hl=en" text:style-name="Internet_20_link" text:visited-style-name="Visited_20_Internet_20_Link"><text:span text:style-name="T38">https://scholar.google.com/citations?user=xZZM1EMAAAAJ&amp;hl=en</text:span></text:a></text:p>
      <text:p text:style-name="P1"><text:span text:style-name="T32">LinkedIn: </text:span><text:span text:style-name="T31">https://www.linkedin.com/in/valerie-syverson-4a46093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entium" svg:font-family="Gentium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Edmondsans Medium1" svg:font-family="'Edmondsans Medium'" style:font-adornments="Medium" style:font-family-generic="swiss" style:font-pitch="variable"/>
    <style:font-face style:name="Edmondsans Medium" svg:font-family="'Edmond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Century Schoolbook L" fo:font-family="'Century Schoolbook L'" style:font-family-generic="roman" style:font-pitch="variable" style:text-underline-style="none" officeooo:rsid="003483b7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398in" fo:margin-bottom="0.0575in" loext:contextual-spacing="false" fo:line-height="100%"/>
      <style:text-properties style:font-name="Gentium" fo:font-family="Gentium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in" loext:contextual-spacing="false" fo:text-indent="0in" style:auto-text-indent="false" fo:padding="0.0201in" fo:border-left="none" fo:border-right="none" fo:border-top="none" fo:border-bottom="0.06pt solid #000000" style:shadow="none"/>
      <style:text-properties style:font-name="Edmondsans Medium" fo:font-family="'Edmondsans Medium'" style:font-style-name="Regular" style:font-family-generic="swiss" style:font-pitch="variable" fo:font-size="12pt" fo:font-weight="normal" style:font-size-asian="13pt" style:font-weight-asian="normal" style:font-size-complex="13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Aaaaaaaa" style:family="paragraph" style:parent-style-name="Standard">
      <loext:graphic-properties draw:fill="none" draw:fill-color="#729fcf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>
        <style:tab-stops/>
      </style:paragraph-properties>
      <style:text-properties fo:color="#666666" style:font-name="Gentium" fo:font-family="Gentium" style:font-pitch="variable" fo:font-size="12pt" fo:letter-spacing="-0.0071in" fo:font-style="italic" style:text-underline-style="none" officeooo:rsid="003483b7" style:font-size-asian="12pt" style:font-style-asian="italic" style:font-style-complex="italic"/>
    </style:style>
    <style:style style:name="Bulleted" style:family="paragraph" style:parent-style-name="Text_20_body">
      <loext:graphic-properties draw:fill="none" draw:fill-color="#729fcf"/>
      <style:paragraph-properties fo:margin-left="0.25in" fo:margin-right="0in" fo:margin-top="0in" fo:margin-bottom="0.0402in" loext:contextual-spacing="true" fo:line-height="100%" fo:text-align="start" style:justify-single-word="false" fo:text-indent="-0.25in" style:auto-text-indent="false" fo:background-color="transparent" style:writing-mode="page"/>
      <style:text-properties style:font-name="Gentium" fo:font-family="Gentium" style:font-pitch="variable" officeooo:rsid="0038d54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02:03.138678000</meta:creation-date>
    <dc:date>2018-05-24T12:17:02.385060124</dc:date>
    <meta:editing-duration>PT11H21M</meta:editing-duration>
    <meta:editing-cycles>26</meta:editing-cycles>
    <meta:generator>LibreOffice/5.1.6.2$Linux_X86_64 LibreOffice_project/10m0$Build-2</meta:generator>
    <dc:creator>Editor </dc:creator>
    <meta:document-statistic meta:table-count="0" meta:image-count="0" meta:object-count="0" meta:page-count="2" meta:paragraph-count="39" meta:word-count="649" meta:character-count="5191" meta:non-whitespace-character-count="4432"/>
  </office:meta>
</office:document-meta>
</file>